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7937in"/>
    </style:style>
    <style:style style:name="co5" style:family="table-column">
      <style:table-column-properties fo:break-before="auto" style:column-width="1.5362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5043in"/>
    </style:style>
    <style:style style:name="co10" style:family="table-column">
      <style:table-column-properties fo:break-before="auto" style:column-width="0.903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2">
      <style:table-cell-properties fo:background-color="#dddddd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llocatio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 office:value-type="string" calcext:value-type="string">
            <text:p>Period (days)</text:p>
          </table:table-cell>
          <table:table-cell table:style-name="ce1" office:value-type="string" calcext:value-type="string">
            <text:p>Annual Cash Yield</text:p>
          </table:table-cell>
          <table:table-cell table:style-name="ce1" office:value-type="string" calcext:value-type="string">
            <text:p>Period Cash Yield</text:p>
          </table:table-cell>
          <table:table-cell table:style-name="ce1" office:value-type="string" calcext:value-type="string">
            <text:p>Annual Duration Yield (B)</text:p>
          </table:table-cell>
          <table:table-cell table:style-name="ce1" office:value-type="string" calcext:value-type="string">
            <text:p>Period Duration Yield</text:p>
          </table:table-cell>
          <table:table-cell table:style-name="ce1" office:value-type="string" calcext:value-type="string">
            <text:p>Annual Duration Yield (E)</text:p>
          </table:table-cell>
          <table:table-cell table:style-name="ce1" office:value-type="string" calcext:value-type="string">
            <text:p>Chg Duration Yield</text:p>
          </table:table-cell>
          <table:table-cell table:style-name="ce1" office:value-type="string" calcext:value-type="string">
            <text:p>Duration Gain</text:p>
          </table:table-cell>
          <table:table-cell table:style-name="ce1" office:value-type="string" calcext:value-type="string">
            <text:p>Equity Value (B)</text:p>
          </table:table-cell>
          <table:table-cell table:style-name="ce1" office:value-type="string" calcext:value-type="string">
            <text:p>Equity Value (E)</text:p>
          </table:table-cell>
          <table:table-cell table:style-name="ce1" office:value-type="string" calcext:value-type="string">
            <text:p>Change Equity Value</text:p>
          </table:table-cell>
          <table:table-cell table:style-name="ce1" office:value-type="string" calcext:value-type="string">
            <text:p>Equity Gain</text:p>
          </table:table-cell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3" office:value-type="float" office:value="5.53" calcext:value-type="float">
            <text:p>5.53</text:p>
          </table:table-cell>
          <table:table-cell table:style-name="ce5" table:formula="of:=100 * ((1+([.B2] / 100)) ^ ([.A2]/365) - 1)" office:value-type="float" office:value="5.52999999999999" calcext:value-type="float">
            <text:p>5.53000</text:p>
          </table:table-cell>
          <table:table-cell office:value-type="float" office:value="7.88" calcext:value-type="float">
            <text:p>7.88</text:p>
          </table:table-cell>
          <table:table-cell table:style-name="ce5" table:formula="of:=100 * ((1+([.D2] / 100)) ^ ([.A2]/365) - 1)" office:value-type="float" office:value="7.88" calcext:value-type="float">
            <text:p>7.88000</text:p>
          </table:table-cell>
          <table:table-cell office:value-type="float" office:value="7.2" calcext:value-type="float">
            <text:p>7.2</text:p>
          </table:table-cell>
          <table:table-cell table:style-name="ce6" table:formula="of:=[.F2]-[.D2]" office:value-type="float" office:value="-0.68" calcext:value-type="float">
            <text:p>-0.68</text:p>
          </table:table-cell>
          <table:table-cell table:style-name="ce5" table:formula="of:=-[.G2]*8" office:value-type="float" office:value="5.44" calcext:value-type="float">
            <text:p>5.44000</text:p>
          </table:table-cell>
          <table:table-cell office:value-type="float" office:value="459.11" calcext:value-type="float">
            <text:p>459.11</text:p>
          </table:table-cell>
          <table:table-cell office:value-type="float" office:value="500.71" calcext:value-type="float">
            <text:p>500.71</text:p>
          </table:table-cell>
          <table:table-cell table:style-name="ce6" table:formula="of:=[.J2]-[.I2]" office:value-type="float" office:value="41.6" calcext:value-type="float">
            <text:p>41.6</text:p>
          </table:table-cell>
          <table:table-cell table:style-name="ce5" table:formula="of:=100 *[.K2] / [.I2]" office:value-type="float" office:value="9.06100934416588" calcext:value-type="float">
            <text:p>9.0610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.7" calcext:value-type="float">
            <text:p>5.7</text:p>
          </table:table-cell>
          <table:table-cell table:style-name="ce5" table:formula="of:=100 * ((1+([.B3] / 100)) ^ ([.A3]/365) - 1)" office:value-type="float" office:value="5.69999999999999" calcext:value-type="float">
            <text:p>5.70000</text:p>
          </table:table-cell>
          <table:table-cell office:value-type="float" office:value="7.14" calcext:value-type="float">
            <text:p>7.14</text:p>
          </table:table-cell>
          <table:table-cell table:style-name="ce5" table:formula="of:=100 * ((1+([.D3] / 100)) ^ ([.A3]/365) - 1)" office:value-type="float" office:value="7.13999999999999" calcext:value-type="float">
            <text:p>7.14000</text:p>
          </table:table-cell>
          <table:table-cell office:value-type="float" office:value="6.21" calcext:value-type="float">
            <text:p>6.21</text:p>
          </table:table-cell>
          <table:table-cell table:style-name="ce6" table:formula="of:=[.F3]-[.D3]" office:value-type="float" office:value="-0.93" calcext:value-type="float">
            <text:p>-0.93</text:p>
          </table:table-cell>
          <table:table-cell table:style-name="ce5" table:formula="of:=-[.G3]*8" office:value-type="float" office:value="7.44" calcext:value-type="float">
            <text:p>7.44000</text:p>
          </table:table-cell>
          <table:table-cell office:value-type="float" office:value="501.85" calcext:value-type="float">
            <text:p>501.85</text:p>
          </table:table-cell>
          <table:table-cell office:value-type="float" office:value="544.75" calcext:value-type="float">
            <text:p>544.75</text:p>
          </table:table-cell>
          <table:table-cell table:style-name="ce6" table:formula="of:=[.J3]-[.I3]" office:value-type="float" office:value="42.9" calcext:value-type="float">
            <text:p>42.9</text:p>
          </table:table-cell>
          <table:table-cell table:style-name="ce5" table:formula="of:=100 *[.K3] / [.I3]" office:value-type="float" office:value="8.54837102719936" calcext:value-type="float">
            <text:p>8.54837</text:p>
          </table:table-cell>
        </table:table-row>
        <table:table-row table:style-name="ro1" table:number-rows-repeated="104857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ransformation" table:style-name="ta1">
        <table:table-column table:style-name="co11" table:number-columns-repeated="5" table:default-cell-style-name="ce4"/>
        <table:table-column table:style-name="co12" table:default-cell-style-name="ce4"/>
        <table:table-column table:style-name="co11" table:default-cell-style-name="ce4"/>
        <table:table-column table:style-name="co11" table:default-cell-style-name="Default"/>
        <table:table-row table:style-name="ro1"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P500GDP (s)</text:p>
          </table:table-cell>
          <table:table-cell table:style-name="ce1" office:value-type="string" calcext:value-type="string">
            <text:p>Bounded s</text:p>
          </table:table-cell>
          <table:table-cell table:style-name="ce1" office:value-type="string" calcext:value-type="string">
            <text:p>Transfor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([.D2]-[.C2])/([.B2]-[.A2])" office:value-type="float" office:value="-0.625" calcext:value-type="float">
            <text:p>-0.625</text:p>
          </table:table-cell>
          <table:table-cell office:value-type="float" office:value="80.82121" calcext:value-type="float">
            <text:p>80.82121</text:p>
          </table:table-cell>
          <table:table-cell table:formula="of:=MAX(MIN([.F2];[.B2]); [.A2])" office:value-type="float" office:value="80.82121" calcext:value-type="float">
            <text:p>80.82121</text:p>
          </table:table-cell>
          <table:table-cell table:formula="of:=[.E2]*([.G2]-[.A2])+[.C2]" office:value-type="float" office:value="61.98674375" calcext:value-type="float">
            <text:p>61.98674375</text:p>
          </table:table-cell>
        </table:table-row>
        <table:table-row table:style-name="ro1" table:number-rows-repeated="10485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07:49:24.224574898</meta:creation-date>
    <dc:date>2023-11-17T09:10:04.484766424</dc:date>
    <meta:editing-duration>PT4H35M40S</meta:editing-duration>
    <meta:editing-cycles>33</meta:editing-cycles>
    <meta:generator>LibreOffice/7.3.7.2$Linux_X86_64 LibreOffice_project/30$Build-2</meta:generator>
    <meta:document-statistic meta:table-count="2" meta:cell-count="52" meta:object-count="0"/>
  </office:meta>
</office:document-meta>
</file>